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16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1.757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Input Block</text:p>
          </table:table-cell>
          <table:table-cell office:value-type="string">
            <text:p>Actual</text:p>
          </table:table-cell>
          <table:table-cell office:value-type="string">
            <text:p>Expected</text:p>
          </table:table-cell>
          <table:table-cell office:value-type="string">
            <text:p>References</text:p>
          </table:table-cell>
          <table:table-cell table:number-columns-repeated="252"/>
        </table:table-row>
        <table:table-row table:style-name="ro2">
          <table:table-cell office:value-type="string">
            <text:p>One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53"/>
        </table:table-row>
        <table:table-row table:style-name="ro2">
          <table:table-cell office:value-type="string">
            <text:p>Two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table:number-columns-repeated="253"/>
        </table:table-row>
        <table:table-row table:style-name="ro2">
          <table:table-cell office:value-type="string">
            <text:p>Aug 1, 1994</text:p>
          </table:table-cell>
          <table:table-cell table:style-name="ce2" office:value-type="date" office:date-value="2000-01-01">
            <text:p>01.01.2000</text:p>
          </table:table-cell>
          <table:table-cell table:style-name="ce2" office:value-type="date" office:date-value="1994-08-01">
            <text:p>01.08.1994</text:p>
          </table:table-cell>
          <table:table-cell table:style-name="ce2" office:value-type="date" office:date-value="1995-01-01">
            <text:p>01.01.1995</text:p>
          </table:table-cell>
          <table:table-cell table:number-columns-repeated="252"/>
        </table:table-row>
        <table:table-row table:style-name="ro2">
          <table:table-cell office:value-type="string">
            <text:p>Fact(5)</text:p>
          </table:table-cell>
          <table:table-cell office:value-type="float" office:value="100">
            <text:p>100</text:p>
          </table:table-cell>
          <table:table-cell table:formula="oooc:=FACT(5)" office:value-type="float" office:value="120">
            <text:p>120</text:p>
          </table:table-cell>
          <table:table-cell table:number-columns-repeated="253"/>
        </table:table-row>
        <table:table-row table:style-name="ro3">
          <table:table-cell table:style-name="ce1" office:value-type="string">
            <text:p>Computation Block</text:p>
          </table:table-cell>
          <table:table-cell table:number-columns-repeated="255"/>
        </table:table-row>
        <table:table-row table:style-name="ro2">
          <table:table-cell office:value-type="string">
            <text:p>DateIf</text:p>
          </table:table-cell>
          <table:table-cell table:formula="oooc:=IF(DATE_1994_8_1&lt;[.$D4];100;10)" office:value-type="float" office:value="10">
            <text:p>10</text:p>
          </table:table-cell>
          <table:table-cell table:formula="oooc:=IF([.C4]&lt;[.$D4];100;10)" office:value-type="float" office:value="100">
            <text:p>100</text:p>
          </table:table-cell>
          <table:table-cell table:number-columns-repeated="253"/>
        </table:table-row>
        <table:table-row table:style-name="ro2">
          <table:table-cell office:value-type="string">
            <text:p>Sum</text:p>
          </table:table-cell>
          <table:table-cell table:formula="oooc:=SUM([.B2:.B3])" office:value-type="float" office:value="210">
            <text:p>210</text:p>
          </table:table-cell>
          <table:table-cell table:formula="oooc:=SUM([.C2:.C3])" office:value-type="float" office:value="27">
            <text:p>27</text:p>
          </table:table-cell>
          <table:table-cell table:number-columns-repeated="253"/>
        </table:table-row>
        <table:table-row table:style-name="ro4">
          <table:table-cell table:style-name="ce1" office:value-type="string">
            <text:p>Results Block</text:p>
          </table:table-cell>
          <table:table-cell table:number-columns-repeated="255"/>
        </table:table-row>
        <table:table-row table:style-name="ro2">
          <table:table-cell office:value-type="string">
            <text:p>A</text:p>
          </table:table-cell>
          <table:table-cell table:formula="oooc:=SUM([.B7:.B8])" office:value-type="float" office:value="220">
            <text:p>220</text:p>
          </table:table-cell>
          <table:table-cell table:formula="oooc:=SUM([.C7:.C8])" office:value-type="float" office:value="127">
            <text:p>127</text:p>
          </table:table-cell>
          <table:table-cell table:number-columns-repeated="253"/>
        </table:table-row>
        <table:table-row table:style-name="ro2">
          <table:table-cell office:value-type="string">
            <text:p>B</text:p>
          </table:table-cell>
          <table:table-cell table:formula="oooc:=[.B10]+[.B5]" office:value-type="float" office:value="320">
            <text:p>320</text:p>
          </table:table-cell>
          <table:table-cell table:formula="oooc:=[.C10]+[.C5]" office:value-type="float" office:value="247">
            <text:p>247</text:p>
          </table:table-cell>
          <table:table-cell table:number-columns-repeated="253"/>
        </table:table-row>
        <table:table-row table:style-name="ro2">
          <table:table-cell office:value-type="string">
            <text:p>WHEN</text:p>
          </table:table-cell>
          <table:table-cell table:style-name="ce2" table:formula="oooc:=[.B4]-1" office:value-type="date" office:date-value="1999-12-31">
            <text:p>31.12.1999</text:p>
          </table:table-cell>
          <table:table-cell table:style-name="ce2" table:formula="oooc:=[.C4]-1" office:value-type="date" office:date-value="1994-07-31">
            <text:p>31.07.1994</text:p>
          </table:table-cell>
          <table:table-cell table:number-columns-repeated="253"/>
        </table:table-row>
        <table:table-row table:style-name="ro2">
          <table:table-cell office:value-type="string">
            <text:p>ISOK</text:p>
          </table:table-cell>
          <table:table-cell table:formula="oooc:=IF([.B11]=247;1;0)" office:value-type="float" office:value="0">
            <text:p>0</text:p>
          </table:table-cell>
          <table:table-cell table:formula="oooc:=IF([.C11]=247;1;0)" office:value-type="float" office:value="1">
            <text:p>1</text:p>
          </table:table-cell>
          <table:table-cell table:number-columns-repeated="253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named-expressions>
        <table:named-range table:name="A" table:base-cell-address="$Sheet1.$A$1" table:cell-range-address="$Sheet1.$B$10"/>
        <table:named-range table:name="B" table:base-cell-address="$Sheet1.$A$1" table:cell-range-address="$Sheet1.$B$11"/>
        <table:named-range table:name="DATE_1994_8_1" table:base-cell-address="$Sheet1.$A$1" table:cell-range-address="$Sheet1.$B$4"/>
        <table:named-range table:name="FACT_5" table:base-cell-address="$Sheet1.$A$1" table:cell-range-address="$Sheet1.$B$5"/>
        <table:named-range table:name="ISOK" table:base-cell-address="$Sheet1.$A$1" table:cell-range-address="$Sheet1.$B$13"/>
        <table:named-range table:name="One" table:base-cell-address="$Sheet1.$A$1" table:cell-range-address="$Sheet1.$B$2"/>
        <table:named-range table:name="Two" table:base-cell-address="$Sheet1.$A$1" table:cell-range-address="$Sheet1.$B$3"/>
        <table:named-range table:name="WHEN" table:base-cell-address="$Sheet1.$A$1" table:cell-range-address="$Sheet1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7">17.10.2007</text:date>, <text:time>11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o</meta:initial-creator>
    <meta:creation-date>2006-03-02T14:06:04</meta:creation-date>
    <dc:creator>peo</dc:creator>
    <dc:date>2006-04-11T09:04:33</dc:date>
    <meta:print-date>2007-10-17T11:17:06</meta:print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